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pcmag.com/article2/0,2817,2369971,00.asp">http://www.pcmag.com/article2/0,2817,2369971,00.asp</text:a></text:p>
      <text:p text:style-name="Standard"/>
      <text:p text:style-name="Standard">http://windows.microsoft.com/en-us/windows/history#T1=era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4</meta:editing-cycles>
    <meta:generator>OpenOffice/4.0.1$Win32 OpenOffice.org_project/401m5$Build-9714</meta:generator>
    <dc:date>2014-11-22T10:48:54.33</dc:date>
    <dc:creator>Jon Collins</dc:creator>
    <meta:document-statistic meta:table-count="0" meta:image-count="0" meta:object-count="0" meta:page-count="1" meta:paragraph-count="2" meta:word-count="2" meta:character-count="109"/>
    <meta:user-defined meta:name="Info 1"/>
    <meta:user-defined meta:name="Info 2"/>
    <meta:user-defined meta:name="Info 3"/>
    <meta:user-defined meta:name="Info 4"/>
  </office:meta>
</office:document-meta>
</file>